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CRA VISA, JESU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UCRA VISA, JESU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4372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YUCRA CABEZAS, EMELY CAMIL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80235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21.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85.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5.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1:44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